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7.55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14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 fo:font-weight="bold" style:font-weight-asian="bold" style:font-weight-complex="bold"/>
    </style:style>
    <style:style style:name="ce2" style:family="table-cell" style:parent-style-name="Default">
      <style:text-properties style:font-name="Courier New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style:font-name="Courier New"/>
    </style:style>
  </office:automatic-styles>
  <office:body>
    <office:spreadsheet>
      <table:calculation-settings table:automatic-find-labels="false" table:use-regular-expressions="false" table:use-wildcards="true"/>
      <table:table table:name="termcap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number-columns-repeated="3" table:default-cell-style-name="ce2"/>
        <table:table-column table:style-name="co4" table:number-columns-repeated="1019" table:default-cell-style-name="ce2"/>
        <table:table-row table:style-name="ro1">
          <table:table-cell table:style-name="ce1" office:value-type="string" calcext:value-type="string">
            <text:p>TERM</text:p>
          </table:table-cell>
          <table:table-cell table:style-name="ce1" office:value-type="string" calcext:value-type="string">
            <text:p>colors</text:p>
          </table:table-cell>
          <table:table-cell table:style-name="ce1" office:value-type="string" calcext:value-type="string">
            <text:p>cup</text:p>
          </table:table-cell>
          <table:table-cell table:style-name="ce1" office:value-type="string" calcext:value-type="string">
            <text:p>bold</text:p>
          </table:table-cell>
          <table:table-cell table:style-name="ce1" office:value-type="string" calcext:value-type="string">
            <text:p>setaf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9term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erm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erm-256color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3%p1%d%e%p1%{16}%&lt;%t9%p1%{8}%-%d%e38;5;%p1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erm-88color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3%p1%d%e%p1%{16}%&lt;%t9%p1%{8}%-%d%e38;5;%p1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txOrb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txOrb162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txOrb204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260VT300WP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aa+dec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aa+rv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$'\E[1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aa+unk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aa-18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aa-18-rv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aa-2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aa-2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aa-24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aa-24-rv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aa-26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aa-28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aa-30-ctxt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aa-30-rv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aa-30-rv-ctxt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aa-30-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aa-30-s-rv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aa-36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aa-36-rv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aa-4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aa-40-rv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aa-48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aa-48-rv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aa-6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aa-60-dec-rv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aa-60-rv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aa-60-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aa-60-s-rv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aa-d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aa-rv-unk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$'\E[1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aa-s-ctxt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aa-s-rv-ctxt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as1901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m8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\021%p2%\' \'%+%c%p1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m8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m85e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m85h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m85h-old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4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24%p1%{24}%+%c%p2%p2%?%\'/\'%&gt;%t%\'0\'%+%;%\'P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24%p1%{24}%+%c%p2%p2%?%\'/\'%&gt;%t%\'0\'%+%;%\'P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rinfo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37%p1%c%p2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s98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v%p1%\'@\'%+%c\E\005%p2%2d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+sgr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11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1178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office:value-type="string" calcext:value-type="string">
            <text:p>$'\E(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1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1a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2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i%p2%{31}%+%c%p1%{31}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21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2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3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31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31-old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36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3a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3a+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4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42-n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\177\177\177\177\177\177\177\177\177\177\177\177\177\177\177\177\177\177\177\177\177\177\177\177\177\EF \t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pro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xterm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xterm-16colo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%p1%{30}%+%e%p1%\'R\'%+%;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xterm-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xterm-m-old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j51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#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j830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to-h1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tos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tos3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tos4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tos7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office:value-type="string" calcext:value-type="string">
            <text:p>$'\EGt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tos7p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office:value-type="string" calcext:value-type="string">
            <text:p>$'\EGt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iga-8bit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233%i%p1%d;%p2%dH'</text:p>
          </table:table-cell>
          <table:table-cell office:value-type="string" calcext:value-type="string">
            <text:p>$'\233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iga-h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233%i%p1%d;%p2%dH'</text:p>
          </table:table-cell>
          <table:table-cell office:value-type="string" calcext:value-type="string">
            <text:p>$'\233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iga-vn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gt;%t%\'2\'%p1%+%d%e3%p1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pex17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pex175-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pex21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pex21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pex219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pex23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pex232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pex8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narbor408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17%p2%{10}%/%{16}%*%p2%{10}%m%+%c%p1%?%p1%{19}%&gt;%t%{12}%+%;%\'@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si+arrows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si+csr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si+cu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si+enq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si+erase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si+idc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si+idc1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si+idl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si+idl1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si+inittabs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si+local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si+local1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si+pp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si+rca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si+rep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si+sgr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si+sgrbold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si+sgrdim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si+sgrso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si+sgrul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si+tabs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si-color-2-emx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si-color-3-emx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si-emx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si-generi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si-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si-mini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si-mr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si-mtab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si-nt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si.sys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si.sys-ol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si.sys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si77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ollo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M%p1%\' \'%+%c%p2%d)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ollo_15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ollo_19L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ollo_color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le-8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36%p2%\' \'%+%c%p1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le-ae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36%p2%\' \'%+%c%p1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le-soro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le-uter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36%p2%\' \'%+%c%p1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le-uterm-v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36%p2%\' \'%+%c%p1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le-videx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36%p2%\' \'%+%c%p1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le-videx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36%p2%\' \'%+%c%p1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le-videx3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le-vm8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36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le2e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le2e-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36%p2%\' \'%+%c%p1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le80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36%p2%\' \'%+%c%p1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leII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36%p2%\' \'%+%c%p1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leIIg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36%p2%\' \'%+%c%p1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10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100-w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ari-old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erm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23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235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441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2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4410v1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2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441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x'</text:p>
          </table:table-cell>
          <table:table-cell office:value-type="string" calcext:value-type="string">
            <text:p>$'\E[2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4415+nl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4415-nl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x'</text:p>
          </table:table-cell>
          <table:table-cell office:value-type="string" calcext:value-type="string">
            <text:p>$'\E[2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4415-rv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x'</text:p>
          </table:table-cell>
          <table:table-cell office:value-type="string" calcext:value-type="string">
            <text:p>$'\E[2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4415-rv-nl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x'</text:p>
          </table:table-cell>
          <table:table-cell office:value-type="string" calcext:value-type="string">
            <text:p>$'\E[2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4415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x'</text:p>
          </table:table-cell>
          <table:table-cell office:value-type="string" calcext:value-type="string">
            <text:p>$'\E[2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4415-w-nl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x'</text:p>
          </table:table-cell>
          <table:table-cell office:value-type="string" calcext:value-type="string">
            <text:p>$'\E[2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4415-w-rv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x'</text:p>
          </table:table-cell>
          <table:table-cell office:value-type="string" calcext:value-type="string">
            <text:p>$'\E[2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4415-w-rv-n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x'</text:p>
          </table:table-cell>
          <table:table-cell office:value-type="string" calcext:value-type="string">
            <text:p>$'\E[2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4418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4418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442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4424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3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4424-1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3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4424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2d;%p2%2dH\E[B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4426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5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2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50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505-24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510a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2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510d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2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5310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5410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2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5410v1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2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5420_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5420_2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542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2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5425-nl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2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5425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2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562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2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5620-1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5620-24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2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5620-34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2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5620-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2%\' \'%+%c%p1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60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605-p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605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61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610-103k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610-103k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610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61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615-103k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615-103k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615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62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620-103k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620-103k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620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63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630-24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638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7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73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730-24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730-41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73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730r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730r-24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730r-41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atar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26\b%p1%c%p2%c'</text:p>
          </table:table-cell>
          <table:table-cell office:value-type="string" calcext:value-type="string">
            <text:p>$'\026\001\020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atar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26\b%p1%c%p2%c'</text:p>
          </table:table-cell>
          <table:table-cell office:value-type="string" calcext:value-type="string">
            <text:p>$'\026\001\020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atar0+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26\b%p1%c%p2%c'</text:p>
          </table:table-cell>
          <table:table-cell office:value-type="string" calcext:value-type="string">
            <text:p>$'\026\001\020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t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t+s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t-n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t-rv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t-rv-n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t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t-w-n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t-w-rv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t-w-rv-n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C%p2%c%p1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ws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C%p2%c%p1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ta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X%p1%\' \'%+%c\EY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acon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ehive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F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ehive3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ehive4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term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g1.2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%i\E[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g1.25nv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%i\E[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g1.25rv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%i\E[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g2.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%i\E[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g2.0rv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%i\E[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graph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%i\E[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it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2%\' \'%+%c%p1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bcat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1%dy%p2%d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q3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q300-8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233%i%p1%d;%p2%dH'</text:p>
          </table:table-cell>
          <table:table-cell office:value-type="string" calcext:value-type="string">
            <text:p>$'\233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q300-8-p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233%i%p1%d;%p2%dH'</text:p>
          </table:table-cell>
          <table:table-cell office:value-type="string" calcext:value-type="string">
            <text:p>$'\233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q300-8-pc-rv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233%i%p1%d;%p2%dH'</text:p>
          </table:table-cell>
          <table:table-cell office:value-type="string" calcext:value-type="string">
            <text:p>$'\233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q300-8-pc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233%i%p1%d;%p2%dH'</text:p>
          </table:table-cell>
          <table:table-cell office:value-type="string" calcext:value-type="string">
            <text:p>$'\233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q300-8-pc-w-rv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233%i%p1%d;%p2%dH'</text:p>
          </table:table-cell>
          <table:table-cell office:value-type="string" calcext:value-type="string">
            <text:p>$'\233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q300-8rv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233%i%p1%d;%p2%dH'</text:p>
          </table:table-cell>
          <table:table-cell office:value-type="string" calcext:value-type="string">
            <text:p>$'\233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q300-8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233%i%p1%d;%p2%dH'</text:p>
          </table:table-cell>
          <table:table-cell office:value-type="string" calcext:value-type="string">
            <text:p>$'\233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q300-p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q300-pc-rv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q300-pc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q300-pc-w-rv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q300-rv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q300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q300-w-8rv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233%i%p1%d;%p2%dH'</text:p>
          </table:table-cell>
          <table:table-cell office:value-type="string" calcext:value-type="string">
            <text:p>$'\233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q300-w-rv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sdos-pc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sdos-pc-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sdos-pc-nobol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sdos-ppc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sdos-spar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erm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a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0-rv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a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8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a%p1%?%p1%\'_\'%&gt;%t\001%\'`\'%-%;%\' \'%+%c%p2%?%p2%\'_\'%&gt;%t\001%\'`\'%-%;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8-4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a%p1%?%p1%\'_\'%&gt;%t\001%\'`\'%-%;%\' \'%+%c%p2%?%p2%\'_\'%&gt;%t\001%\'`\'%-%;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8-rv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a%p1%?%p1%\'_\'%&gt;%t\001%\'`\'%-%;%\' \'%+%c%p2%?%p2%\'_\'%&gt;%t\001%\'`\'%-%;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8-rv-4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a%p1%?%p1%\'_\'%&gt;%t\001%\'`\'%-%;%\' \'%+%c%p2%?%p2%\'_\'%&gt;%t\001%\'`\'%-%;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8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a%p1%?%p1%\'_\'%&gt;%t\001%\'`\'%-%;%\' \'%+%c%p2%?%p2%\'_\'%&gt;%t\001%\'`\'%-%;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22851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02%i%p1%c%p2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d68-2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d68-3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bblit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2%\' \'%+%c%p1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bunix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G%p2%c%p1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i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dc456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1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dc721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02%p2%\' \'%+%c%p1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dc721-es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02%p2%\' \'%+%c%p1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dc721ll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02%p2%\' \'%+%c%p1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dc75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1%p2%\' \'%+%c%p1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dc756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1%p2%\' \'%+%c%p1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g79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01M%p2%d,%p1%d,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t101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t101e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2d;%p2%2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t101e-13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2d;%p2%2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t101e-n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2d;%p2%2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t101e-n13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2d;%p2%2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t101e-rv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t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t8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2d;%p2%2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toh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$'\E!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toh-6lpi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$'\E!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toh-8lpi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$'\E!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toh-com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$'\E!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toh-elite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$'\E!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toh-pica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$'\E!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toh-pro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$'\E!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co3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02%p2%\' \'%+%c%p1%\' \'%+%c'</text:p>
          </table:table-cell>
          <table:table-cell office:value-type="string" calcext:value-type="string">
            <text:p>$'\E:\001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lor_xterm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odore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\v%p1%2d,%p2%2d,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2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25-debia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25-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25l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25l1-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25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25r-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25w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3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30-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4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43-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5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50-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50l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50l1-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50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50r-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6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60-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60l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60l1-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60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60r-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el3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X%p1%\' \'%+%c\EY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el301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X%p1%\' \'%+%c\EY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ps1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20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s1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02d;%p2%02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s10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02d;%p2%03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t8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|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trm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&amp;a%p2%dc%p1%dY'</text:p>
          </table:table-cell>
          <table:table-cell office:value-type="string" calcext:value-type="string">
            <text:p>$'%?%gH%{0}%=%t\E&amp;dH%{1}%PH%;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b11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20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b83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27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gw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gwinB1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gwinDB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3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8%i%p1%3d%p2%3d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20%p2%c%p1%c'</text:p>
          </table:table-cell>
          <table:table-cell office:value-type="string" calcext:value-type="string">
            <text:p>$'\036D\024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1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4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10-dg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20%p2%c%p1%c'</text:p>
          </table:table-cell>
          <table:table-cell office:value-type="string" calcext:value-type="string">
            <text:p>$'\036D\024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11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4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11-7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4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11-dg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20%p2%c%p1%c'</text:p>
          </table:table-cell>
          <table:table-cell office:value-type="string" calcext:value-type="string">
            <text:p>$'\036D\024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16-dg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20%p2%c%p1%c'</text:p>
          </table:table-cell>
          <table:table-cell office:value-type="string" calcext:value-type="string">
            <text:p>$'\036D\024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16-unix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20%p2%c%p1%c'</text:p>
          </table:table-cell>
          <table:table-cell office:value-type="string" calcext:value-type="string">
            <text:p>$'\036D\024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16-unix-2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20%p2%c%p1%c'</text:p>
          </table:table-cell>
          <table:table-cell office:value-type="string" calcext:value-type="string">
            <text:p>$'\036D\024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17-unix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20%p2%c%p1%c'</text:p>
          </table:table-cell>
          <table:table-cell office:value-type="string" calcext:value-type="string">
            <text:p>$'\036D\024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17-unix-2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20%p2%c%p1%c'</text:p>
          </table:table-cell>
          <table:table-cell office:value-type="string" calcext:value-type="string">
            <text:p>$'\036D\024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2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4;7m'</text:p>
          </table:table-cell>
          <table:table-cell office:value-type="string" calcext:value-type="string">
            <text:p>$'\E[3%p1%d%?%gD%t;2%;%?%gU%t;4%;%?%gB%t;5%;%?%gR%t;7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20-7b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4;7m'</text:p>
          </table:table-cell>
          <table:table-cell office:value-type="string" calcext:value-type="string">
            <text:p>$'\E[3%p1%d%?%gD%t;2%;%?%gU%t;4%;%?%gB%t;5%;%?%gR%t;7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20-d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020%p2%c%p1%c'</text:p>
          </table:table-cell>
          <table:table-cell office:value-type="string" calcext:value-type="string">
            <text:p>$'\036D\024'</text:p>
          </table:table-cell>
          <table:table-cell office:value-type="string" calcext:value-type="string">
            <text:p>$'\036A%p1%{2}%&amp;%?%p1%{1}%&amp;%t%{4}%|%;%?%p1%{4}%&amp;%t%{1}%|%;%\'0\'%+%c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30c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4;7;50m'</text:p>
          </table:table-cell>
          <table:table-cell office:value-type="string" calcext:value-type="string">
            <text:p>$'\E[3%p1%d%?%gD%t;2%;%?%gU%t;4%;%?%gB%t;5%;%?%gR%t;7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30c-d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020%p2%c%p1%c'</text:p>
          </table:table-cell>
          <table:table-cell office:value-type="string" calcext:value-type="string">
            <text:p>$'\036D\024'</text:p>
          </table:table-cell>
          <table:table-cell office:value-type="string" calcext:value-type="string">
            <text:p>$'\036A%p1%{2}%&amp;%?%p1%{1}%&amp;%t%{4}%|%;%?%p1%{4}%&amp;%t%{1}%|%;%\'0\'%+%c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20%p2%c%p1%c'</text:p>
          </table:table-cell>
          <table:table-cell office:value-type="string" calcext:value-type="string">
            <text:p>$'\036D\024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1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4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10-7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4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10-7b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4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10-dg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20%p2%c%p1%c'</text:p>
          </table:table-cell>
          <table:table-cell office:value-type="string" calcext:value-type="string">
            <text:p>$'\036D\024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10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4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12-dg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20%p2%c%p1%c'</text:p>
          </table:table-cell>
          <table:table-cell office:value-type="string" calcext:value-type="string">
            <text:p>$'\036D\024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12-unix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36FP%p2%2.2X%p1%2.2X'</text:p>
          </table:table-cell>
          <table:table-cell office:value-type="string" calcext:value-type="string">
            <text:p>$'\036D\024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12-unix-2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36FP%p2%2.2X%p1%2.2X'</text:p>
          </table:table-cell>
          <table:table-cell office:value-type="string" calcext:value-type="string">
            <text:p>$'\036D\024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12-unix-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36FP%p2%2.2X%p1%2.2X'</text:p>
          </table:table-cell>
          <table:table-cell office:value-type="string" calcext:value-type="string">
            <text:p>$'\036D\024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12-unix-sr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36FP%p2%2.2X%p1%2.2X'</text:p>
          </table:table-cell>
          <table:table-cell office:value-type="string" calcext:value-type="string">
            <text:p>$'\036D\024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12-unix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36FP%p2%2.2X%p1%2.2X'</text:p>
          </table:table-cell>
          <table:table-cell office:value-type="string" calcext:value-type="string">
            <text:p>$'\036D\024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13-unix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36FP%p2%2.2X%p1%2.2X'</text:p>
          </table:table-cell>
          <table:table-cell office:value-type="string" calcext:value-type="string">
            <text:p>$'\036D\024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13-unix-2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36FP%p2%2.2X%p1%2.2X'</text:p>
          </table:table-cell>
          <table:table-cell office:value-type="string" calcext:value-type="string">
            <text:p>$'\036D\024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13-unix-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36FP%p2%2.2X%p1%2.2X'</text:p>
          </table:table-cell>
          <table:table-cell office:value-type="string" calcext:value-type="string">
            <text:p>$'\036D\024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13-unix-sr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36FP%p2%2.2X%p1%2.2X'</text:p>
          </table:table-cell>
          <table:table-cell office:value-type="string" calcext:value-type="string">
            <text:p>$'\036D\024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13-unix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36FP%p2%2.2X%p1%2.2X'</text:p>
          </table:table-cell>
          <table:table-cell office:value-type="string" calcext:value-type="string">
            <text:p>$'\036D\024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14-unix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36FP%p2%2.2X%p1%2.2X'</text:p>
          </table:table-cell>
          <table:table-cell office:value-type="string" calcext:value-type="string">
            <text:p>$'\036D\024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14-unix-2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36FP%p2%2.2X%p1%2.2X'</text:p>
          </table:table-cell>
          <table:table-cell office:value-type="string" calcext:value-type="string">
            <text:p>$'\036D\024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14-unix-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36FP%p2%2.2X%p1%2.2X'</text:p>
          </table:table-cell>
          <table:table-cell office:value-type="string" calcext:value-type="string">
            <text:p>$'\036D\024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14-unix-sr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36FP%p2%2.2X%p1%2.2X'</text:p>
          </table:table-cell>
          <table:table-cell office:value-type="string" calcext:value-type="string">
            <text:p>$'\036D\024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14-unix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36FP%p2%2.2X%p1%2.2X'</text:p>
          </table:table-cell>
          <table:table-cell office:value-type="string" calcext:value-type="string">
            <text:p>$'\036D\024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30c-dg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$'\020%p2%c%p1%c'</text:p>
          </table:table-cell>
          <table:table-cell office:value-type="string" calcext:value-type="string">
            <text:p>$'\036D\024'</text:p>
          </table:table-cell>
          <table:table-cell office:value-type="string" calcext:value-type="string">
            <text:p>$'\036A%p1%?%p1%{8}%&lt;%t%{2}%&amp;%?%p1%{1}%&amp;%t%{4}%|%;%?%p1%{4}%&amp;%t%{1}%|%;%;%\'0\'%+%c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30c-dg-ccc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$'\020%p2%c%p1%c'</text:p>
          </table:table-cell>
          <table:table-cell office:value-type="string" calcext:value-type="string">
            <text:p>$'\036D\024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30c-unix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$'\036FP%p2%2.2X%p1%2.2X'</text:p>
          </table:table-cell>
          <table:table-cell office:value-type="string" calcext:value-type="string">
            <text:p>$'\036D\024'</text:p>
          </table:table-cell>
          <table:table-cell office:value-type="string" calcext:value-type="string">
            <text:p>$'\036A%p1%?%p1%{8}%&lt;%t%{2}%&amp;%?%p1%{1}%&amp;%t%{4}%|%;%?%p1%{4}%&amp;%t%{1}%|%;%;%\'0\'%+%c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30c-unix-2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$'\036FP%p2%2.2X%p1%2.2X'</text:p>
          </table:table-cell>
          <table:table-cell office:value-type="string" calcext:value-type="string">
            <text:p>$'\036D\024'</text:p>
          </table:table-cell>
          <table:table-cell office:value-type="string" calcext:value-type="string">
            <text:p>$'\036A%p1%?%p1%{8}%&lt;%t%{2}%&amp;%?%p1%{1}%&amp;%t%{4}%|%;%?%p1%{4}%&amp;%t%{1}%|%;%;%\'0\'%+%c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30c-unix-25-ccc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$'\036FP%p2%2.2X%p1%2.2X'</text:p>
          </table:table-cell>
          <table:table-cell office:value-type="string" calcext:value-type="string">
            <text:p>$'\036D\024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30c-unix-ccc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$'\036FP%p2%2.2X%p1%2.2X'</text:p>
          </table:table-cell>
          <table:table-cell office:value-type="string" calcext:value-type="string">
            <text:p>$'\036D\024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30c-unix-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$'\036FP%p2%2.2X%p1%2.2X'</text:p>
          </table:table-cell>
          <table:table-cell office:value-type="string" calcext:value-type="string">
            <text:p>$'\036D\024'</text:p>
          </table:table-cell>
          <table:table-cell office:value-type="string" calcext:value-type="string">
            <text:p>$'\036A%p1%?%p1%{8}%&lt;%t%{2}%&amp;%?%p1%{1}%&amp;%t%{4}%|%;%?%p1%{4}%&amp;%t%{1}%|%;%;%\'0\'%+%c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30c-unix-s-ccc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$'\036FP%p2%2.2X%p1%2.2X'</text:p>
          </table:table-cell>
          <table:table-cell office:value-type="string" calcext:value-type="string">
            <text:p>$'\036D\024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30c-unix-s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$'\036FP%p2%2.2X%p1%2.2X'</text:p>
          </table:table-cell>
          <table:table-cell office:value-type="string" calcext:value-type="string">
            <text:p>$'\036D\024'</text:p>
          </table:table-cell>
          <table:table-cell office:value-type="string" calcext:value-type="string">
            <text:p>$'\036A%p1%?%p1%{8}%&lt;%t%{2}%&amp;%?%p1%{1}%&amp;%t%{4}%|%;%?%p1%{4}%&amp;%t%{1}%|%;%;%\'0\'%+%c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30c-unix-sr-ccc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$'\036FP%p2%2.2X%p1%2.2X'</text:p>
          </table:table-cell>
          <table:table-cell office:value-type="string" calcext:value-type="string">
            <text:p>$'\036D\024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30c-unix-w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$'\036FP%p2%2.2X%p1%2.2X'</text:p>
          </table:table-cell>
          <table:table-cell office:value-type="string" calcext:value-type="string">
            <text:p>$'\036D\024'</text:p>
          </table:table-cell>
          <table:table-cell office:value-type="string" calcext:value-type="string">
            <text:p>$'\036A%p1%?%p1%{8}%&lt;%t%{2}%&amp;%?%p1%{1}%&amp;%t%{4}%|%;%?%p1%{4}%&amp;%t%{1}%|%;%;%\'0\'%+%c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30c-unix-w-ccc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$'\036FP%p2%2.2X%p1%2.2X'</text:p>
          </table:table-cell>
          <table:table-cell office:value-type="string" calcext:value-type="string">
            <text:p>$'\036D\024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70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4;7m'</text:p>
          </table:table-cell>
          <table:table-cell office:value-type="string" calcext:value-type="string">
            <text:p>$'\E[%?%p1%{8}%&lt;%t3%p1%e&lt;%p1%{2}%&amp;%?%p1%{1}%&amp;%t%{4}%|%;%?%p1%{4}%&amp;%t%{1}%|%;%;%d%?%gD%t;2%;%?%gU%t;4%;%?%gB%t;5%;%?%gR%t;7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70c-7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4;7m'</text:p>
          </table:table-cell>
          <table:table-cell office:value-type="string" calcext:value-type="string">
            <text:p>$'\E[%?%p1%{8}%&lt;%t3%p1%e&lt;%p1%{2}%&amp;%?%p1%{1}%&amp;%t%{4}%|%;%?%p1%{4}%&amp;%t%{1}%|%;%;%d%?%gD%t;2%;%?%gU%t;4%;%?%gB%t;5%;%?%gR%t;7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70c-dg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$'\020%p2%c%p1%c'</text:p>
          </table:table-cell>
          <table:table-cell office:value-type="string" calcext:value-type="string">
            <text:p>$'\036D\024'</text:p>
          </table:table-cell>
          <table:table-cell office:value-type="string" calcext:value-type="string">
            <text:p>$'\036A%p1%?%p1%{8}%&lt;%t%{2}%&amp;%?%p1%{1}%&amp;%t%{4}%|%;%?%p1%{4}%&amp;%t%{1}%|%;%;%\'0\'%+%c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55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4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555-7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4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555-7b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4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555-dg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20%p2%c%p1%c'</text:p>
          </table:table-cell>
          <table:table-cell office:value-type="string" calcext:value-type="string">
            <text:p>$'\036D\024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555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4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577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4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577-7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4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577-7b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4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577-dg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20%p2%c%p1%c'</text:p>
          </table:table-cell>
          <table:table-cell office:value-type="string" calcext:value-type="string">
            <text:p>$'\036D\024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577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4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578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4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578-7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4;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8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dr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+pp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+sl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-vt1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-vt22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ansi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17%p1%p1%{16}%m%{2}%*%-%\'9\'%+%c%p2%p2%{16}%m%{2}%*%-%\'9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g+ccc</text:p>
          </table:table-cell>
          <table:table-cell office:value-type="string" calcext:value-type="string">
            <text:p>52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g+color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$'\E[%?%p1%{8}%&lt;%t3%p1%e&lt;%p1%{2}%&amp;%?%p1%{1}%&amp;%t%{4}%|%;%?%p1%{4}%&amp;%t%{1}%|%;%;%d%?%gD%t;2%;%?%gU%t;4%;%?%gB%t;5%;%?%gR%t;7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g+color8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$'\E[3%p1%d%?%gD%t;2%;%?%gU%t;4%;%?%gB%t;5%;%?%gR%t;7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g+fixed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$'\036A%p1%?%p1%{8}%&lt;%t%{2}%&amp;%?%p1%{1}%&amp;%t%{4}%|%;%?%p1%{4}%&amp;%t%{1}%|%;%;%\'0\'%+%c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g-generi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20%p2%c%p1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g2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20%p2%c%p1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g21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g211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20%p2%c%p1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g45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20%p2%c%p1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g460-ansi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2d;%p2%2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g6053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20%p2%c%p1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g6053-old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20%p2%c%p1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gkeys+11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gkeys+15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gkeys+7b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gkeys+8b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gmode+color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$'\036A%p1%?%p1%{8}%&lt;%t%{2}%&amp;%?%p1%{1}%&amp;%t%{4}%|%;%?%p1%{4}%&amp;%t%{1}%|%;%;%\'0\'%+%c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gmode+color8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$'\036A%p1%{2}%&amp;%?%p1%{1}%&amp;%t%{4}%|%;%?%p1%{4}%&amp;%t%{1}%|%;%\'0\'%+%c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gunix+ccc</text:p>
          </table:table-cell>
          <table:table-cell office:value-type="string" calcext:value-type="string">
            <text:p>52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gunix+fixed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$'\036A%p1%?%p1%{8}%&lt;%t%{2}%&amp;%?%p1%{1}%&amp;%t%{4}%|%;%?%p1%{4}%&amp;%t%{1}%|%;%;%\'0\'%+%c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blo1620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blo1620-m8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blo1640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blo1640-lm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blo1740-lm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gilog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jgpp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jgpp203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jgpp20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ku7003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ku7003-dum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ku7102-old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ku720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f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m152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36%p2%\' \'%+%c%p1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m2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f%p2%\'`\'%^%c%p1%\'`\'%^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m302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2%\' \'%+%c%p1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m304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2%\' \'%+%c%p1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m8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%i\E[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m80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mchat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f%p2%\'`\'%^%c%p1%\'`\'%^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mter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p3360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p824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t%p2%\'\200\'%+%c%p1%\'\200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1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b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100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b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11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b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80-sa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2%\' \'%+%c%p1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c300s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c38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20\021%p2%c%p1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term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mb-emacs-ansi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vtm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vtm-256color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3%p1%d%e%p1%{16}%&lt;%t9%p1%{8}%-%d%e38;5;%p1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w1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w2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w3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w4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wk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cma+color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cma+italics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cma+sgr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cma+strikeout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k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ks-ansi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ks-glasstty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ks-vt5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mu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$'\EE%p1%d;%p2%d;'</text:p>
          </table:table-cell>
          <table:table-cell office:value-type="string" calcext:value-type="string">
            <text:p>$'\EU'</text:p>
          </table:table-cell>
          <table:table-cell office:value-type="string" calcext:value-type="string">
            <text:p>$'\Er%i%p1%d;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mu-22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0;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mx-bas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v23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p40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p48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go4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sprit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\021%p2%c%p1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sprit-a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\021%p2%c%p1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er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erm-colo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p1%{30}%+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15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E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cel6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%i\E[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cel62-rv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%i\E[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cel62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00-rv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1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office:value-type="string" calcext:value-type="string">
            <text:p>$'\EG0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10-14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office:value-type="string" calcext:value-type="string">
            <text:p>$'\EG0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10-14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office:value-type="string" calcext:value-type="string">
            <text:p>$'\EG0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10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office:value-type="string" calcext:value-type="string">
            <text:p>$'\EG0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72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2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office:value-type="string" calcext:value-type="string">
            <text:p>$'\EG0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200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office:value-type="string" calcext:value-type="string">
            <text:p>$'\EG0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200vi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office:value-type="string" calcext:value-type="string">
            <text:p>$'\EG0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200vi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office:value-type="string" calcext:value-type="string">
            <text:p>$'\EG0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lco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lco-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bterm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1;%p1%d}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34C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x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X%p1%\' \'%+%c\EY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tor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tor-5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tor-52t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tor-t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i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sstty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nom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nome+pcfkeys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nome-200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nome-200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nome-201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nome-256color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3%p1%d%e%p1%{16}%&lt;%t9%p1%{8}%-%d%e38;5;%p1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nome-fc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nome-rh6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nome-rh7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nome-rh8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nome-rh9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14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2d;%p2%2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140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2d;%p2%2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22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pho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phos-3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s630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si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t40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t42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ru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ru+rv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ru+s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ru-24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ru-44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ru-44-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ru-76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ru-76-l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ru-76-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ru-76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ru-76-w-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ru-76-w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ru-nctxt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ru-rv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ru-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9-a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9-b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9-g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9-u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9-u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9k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867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F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8686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F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zel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ds2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0;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ft-c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ft-c-ol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ft-ol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rez1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rez100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mod1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~\021%p2%c%p1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+arrows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+color</text:p>
          </table:table-cell>
          <table:table-cell office:value-type="string" calcext:value-type="string">
            <text:p>16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+labels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+pfk+arrows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+pfk+cr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+pfk-cr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+printer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11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2%dc%p1%dY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15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1%dy%p2%dC'</text:p>
          </table:table-cell>
          <table:table-cell office:value-type="string" calcext:value-type="string">
            <text:p>$'\E&amp;dF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1%dy%p2%d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236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E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2382a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1%dy%p2%dC'</text:p>
          </table:table-cell>
          <table:table-cell office:value-type="string" calcext:value-type="string">
            <text:p>$'\E&amp;dF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239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1%dy%p2%d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2397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$'\E&amp;a%p1%dr%p2%dC'</text:p>
          </table:table-cell>
          <table:table-cell office:value-type="string" calcext:value-type="string">
            <text:p>$'\E&amp;dF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2621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2%dc%p1%dY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2621-48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2%dc%p1%dR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2621-a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2%dc%p1%dY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2621-ba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2%dc%p1%dY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2621-fl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2%dc%p1%dY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2621-k4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2%dc%p1%dY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2621-nl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2%dc%p1%dY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2621-nt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2%dc%p1%dY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2621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2%dc%p1%dY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2621b-kx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2%dc%p1%dY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2621b-kx-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2%dc%p1%dY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2621b-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2%dc%p1%dY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2621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2%dc%p1%dY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2621p-a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2%dc%p1%dY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262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1%dy%p2%dC'</text:p>
          </table:table-cell>
          <table:table-cell office:value-type="string" calcext:value-type="string">
            <text:p>$'\E&amp;dF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2623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1%dy%p2%dC'</text:p>
          </table:table-cell>
          <table:table-cell office:value-type="string" calcext:value-type="string">
            <text:p>$'\E&amp;dF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2624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1%dy%p2%dC'</text:p>
          </table:table-cell>
          <table:table-cell office:value-type="string" calcext:value-type="string">
            <text:p>$'\E&amp;dF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2624-10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1%dy%p2%dC'</text:p>
          </table:table-cell>
          <table:table-cell office:value-type="string" calcext:value-type="string">
            <text:p>$'\E&amp;dF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2624b-10p-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1%dy%p2%dC'</text:p>
          </table:table-cell>
          <table:table-cell office:value-type="string" calcext:value-type="string">
            <text:p>$'\E&amp;dF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2624b-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1%dy%p2%dC'</text:p>
          </table:table-cell>
          <table:table-cell office:value-type="string" calcext:value-type="string">
            <text:p>$'\E&amp;dF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2626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1%dy%p2%dC'</text:p>
          </table:table-cell>
          <table:table-cell office:value-type="string" calcext:value-type="string">
            <text:p>$'\E&amp;dF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2626-1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1%dy%p2%dC'</text:p>
          </table:table-cell>
          <table:table-cell office:value-type="string" calcext:value-type="string">
            <text:p>$'\E&amp;dF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2626-12-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1%dy%p2%dC'</text:p>
          </table:table-cell>
          <table:table-cell office:value-type="string" calcext:value-type="string">
            <text:p>$'\E&amp;dF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2626-12x4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1%dy%p2%dC'</text:p>
          </table:table-cell>
          <table:table-cell office:value-type="string" calcext:value-type="string">
            <text:p>$'\E&amp;dF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2626-n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1%dy%p2%dC'</text:p>
          </table:table-cell>
          <table:table-cell office:value-type="string" calcext:value-type="string">
            <text:p>$'\E&amp;dF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2626-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1%dy%p2%dC'</text:p>
          </table:table-cell>
          <table:table-cell office:value-type="string" calcext:value-type="string">
            <text:p>$'\E&amp;dF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2626-x4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1%dy%p2%dC'</text:p>
          </table:table-cell>
          <table:table-cell office:value-type="string" calcext:value-type="string">
            <text:p>$'\E&amp;dF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2627a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2%dc%p1%dY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2627a-rev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2%dc%p1%dY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2627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2%dc%p1%dY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262x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2640a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2640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2%dc%p1%dY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2641a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2%2dc%p1%2dY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264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2%dc%p1%dY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2648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2%dc%p1%dY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300h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1%dy%p2%d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700-wy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7009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1%dy%p2%dC'</text:p>
          </table:table-cell>
          <table:table-cell office:value-type="string" calcext:value-type="string">
            <text:p>$'\E&amp;dB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9837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1%dy%p2%d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984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2%2dc%p1%2dY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9855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1%dy%p2%dC'</text:p>
          </table:table-cell>
          <table:table-cell office:value-type="string" calcext:value-type="string">
            <text:p>$'\E&amp;dJ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ansi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ex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1%dy%p2%d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generi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2%dc%p1%dY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sub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ter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1%dy%p2%dC'</text:p>
          </table:table-cell>
          <table:table-cell office:value-type="string" calcext:value-type="string">
            <text:p>$'\E&amp;dB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term-color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$'\E&amp;a%p1%dy%p2%dC'</text:p>
          </table:table-cell>
          <table:table-cell office:value-type="string" calcext:value-type="string">
            <text:p>$'\E&amp;dB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ur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z1000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z142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\021%p2%c%p1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z1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~\021%p2%p2%?%{30}%&gt;%t%\' \'%+%;%\'`\'%+%c%p1%\'`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z151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\021%p2%c%p1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z152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\021%p2%c%p1%c'</text:p>
          </table:table-cell>
          <table:table-cell office:value-type="string" calcext:value-type="string">
            <text:p>$'\E\037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z1520-noes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~\021%p2%c%p1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z155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z1552-rv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z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~\021%p2%c%p1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1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f%p2%\' \'%+%c%p1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4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3d;%p2%3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erm.app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3%p1%d%e%p1%{16}%&lt;%t9%p1%{8}%-%d%e38;5;%p1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erm2.app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3%p1%d%e%p1%{16}%&lt;%t9%p1%{8}%-%d%e38;5;%p1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cs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+16color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$'\E[%?%p1%{8}%&lt;%t%p1%{30}%+%e%p1%\'R\'%+%;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+color</text:p>
          </table:table-cell>
          <table:table-cell office:value-type="string" calcext:value-type="string">
            <text:p>8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-apl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36%p2%\' \'%+%c%p1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-pc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-system1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05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3101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3151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office:value-type="string" calcext:value-type="string">
            <text:p>$'\E4(a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3161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office:value-type="string" calcext:value-type="string">
            <text:p>$'\E4H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3161-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office:value-type="string" calcext:value-type="string">
            <text:p>$'\E4H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316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office:value-type="string" calcext:value-type="string">
            <text:p>$'\E4(a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316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Y%p1%\' \'%+%c%p2%\' \'%+%c'</text:p>
          </table:table-cell>
          <table:table-cell office:value-type="string" calcext:value-type="string">
            <text:p>$'\E4H'</text:p>
          </table:table-cell>
          <table:table-cell office:value-type="string" calcext:value-type="string">
            <text:p>$'\E4%?%p1%t %p1%\' \'%+%c%e!\'%;@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508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5081-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office:value-type="string" calcext:value-type="string">
            <text:p>$'\EZ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5151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515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6153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2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6153-4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6153-9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615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2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615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850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851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851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8514-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office:value-type="string" calcext:value-type="string">
            <text:p>$'\EZ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aed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apa8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office:value-type="string" calcext:value-type="string">
            <text:p>$'\EZ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apa8c-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office:value-type="string" calcext:value-type="string">
            <text:p>$'\EZ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ega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office:value-type="string" calcext:value-type="string">
            <text:p>$'\EZ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ega-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office:value-type="string" calcext:value-type="string">
            <text:p>$'\EZ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mono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office:value-type="string" calcext:value-type="string">
            <text:p>$'\EZ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p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pc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pcx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vga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office:value-type="string" calcext:value-type="string">
            <text:p>$'\EZ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vga-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office:value-type="string" calcext:value-type="string">
            <text:p>$'\EZ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l6404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P\'%m%\' \'%+%c%p2%\'P\'%&gt;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l6404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P\'%m%\' \'%+%c%p2%\'P\'%&gt;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fmr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2%\' \'%+%c%p1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s-ansi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2d;%p2%2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s95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s950-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s950-rv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foton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ix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ix-nti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tube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tube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16%p1%c\020%p2%{10}%/%{16}%*%p2%{10}%m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xt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17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xt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ris-ansi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ris-ansi-a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ris-colo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erm2-direct</text:p>
          </table:table-cell>
          <table:table-cell office:value-type="string" calcext:value-type="string">
            <text:p>1677721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3%p1%d%e38:2::%p1%{65536}%/%d:%p1%{256}%/%{255}%&amp;%d:%p1%{255}%&amp;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ixterm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ixterm-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ypro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rmit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rmit-a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one+acs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one+color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one+koi8acs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one+sgr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one+sgr-dum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one+sgr8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nsol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nsole+pcfkeys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nsole-16colo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%p1%{30}%+%e%p1%\'R\'%+%;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nsole-256color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3%p1%d%e%p1%{16}%&lt;%t9%p1%{8}%-%d%e38;5;%p1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nsole-bas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nsole-direct</text:p>
          </table:table-cell>
          <table:table-cell office:value-type="string" calcext:value-type="string">
            <text:p>1677721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3%p1%d%e38;2;%p1%{65536}%/%d;%p1%{256}%/%{255}%&amp;%d;%p1%{255}%&amp;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nsole-linux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nsole-solaris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nsole-vt10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nsole-vt420pc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nsole-xf3x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nsole-xf4x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t7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t7ix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term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term-colo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v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ft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ux-16colo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{8}%m%d%?%p1%{7}%&gt;%t;1%e;21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ux-basic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ux-c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ux-c-nc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ux-koi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ux-koi8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ux-l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ux-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ux-m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ux-m1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33m'</text:p>
          </table:table-cell>
          <table:table-cell office:value-type="string" calcext:value-type="string">
            <text:p>$'\001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ux-m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33m'</text:p>
          </table:table-cell>
          <table:table-cell office:value-type="string" calcext:value-type="string">
            <text:p>$'\001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ux-nic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ux-v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ux2.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ux2.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ux2.6.2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ux3.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sa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sater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saterm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sw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n03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n03-w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r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na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2-na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h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h-bold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h-colo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h-gnu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h-gnu-colo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i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sscom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sscomp1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sscomp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gatek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mh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1%dr%p2%dC'</text:p>
          </table:table-cell>
          <table:table-cell office:value-type="string" calcext:value-type="string">
            <text:p>$'\E&amp;dF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gr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%p2%d;%p1%dM'</text:p>
          </table:table-cell>
          <table:table-cell office:value-type="string" calcext:value-type="string">
            <text:p>$'\E2n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gr-linux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%p2%d;%p1%dM'</text:p>
          </table:table-cell>
          <table:table-cell office:value-type="string" calcext:value-type="string">
            <text:p>$'\E2n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gr-sun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%p2%d;%p1%dM'</text:p>
          </table:table-cell>
          <table:table-cell office:value-type="string" calcext:value-type="string">
            <text:p>$'\E2n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g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gterm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F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me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24%p1%{24}%+%c%p2%p2%?%\' \'%&gt;%t%\'0\'%+%;%\'P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me-f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24%p1%{24}%+%c%p2%p2%?%\' \'%&gt;%t%\'0\'%+%;%\'P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me-h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24%p1%{24}%+%c%p2%p2%?%\' \'%&gt;%t%\'0\'%+%;%\'P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me2a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me2a-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me314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24%p1%c%p2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me3a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me3ax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tel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037%p1%\'A\'%+%c%p2%\'A\'%+%c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$'\E%p1%\'@\'%+%c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tel1-n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37%p1%\'A\'%+%c%p2%\'A\'%+%c\EB'</text:p>
          </table:table-cell>
          <table:table-cell office:value-type="string" calcext:value-type="string">
            <text:p>$'\EG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tel12-8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tel1b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037%p1%\'A\'%+%c%p2%\'A\'%+%c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$'\E%p1%\'@\'%+%c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tel1b-8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tel1b-n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G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tel2-8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x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x-1.7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x-3.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x-old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x-old-a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lterm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lterm+pcfkeys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lterm-256color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3%p1%d%e%p1%{16}%&lt;%t9%p1%{8}%-%d%e38;5;%p1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lterm-direct</text:p>
          </table:table-cell>
          <table:table-cell office:value-type="string" calcext:value-type="string">
            <text:p>1677721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3%p1%d%e38:2::%p1%{65536}%/%d:%p1%{256}%/%{255}%&amp;%d:%p1%{255}%&amp;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lterm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lterm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m34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graph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graph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graph48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no-emx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rpho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233%i%p1%d;%p2%dH'</text:p>
          </table:table-cell>
          <table:table-cell office:value-type="string" calcext:value-type="string">
            <text:p>$'\233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xv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xvt-256color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3%p1%d%e%p1%{16}%&lt;%t9%p1%{8}%-%d%e38;5;%p1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s-vt-utf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s-vt1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s-vt100+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s-vt100-colo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sk227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sk22714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sk227a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t4520-rv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t7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ter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06%p1%d.%p2%d.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term-ansi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vterm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nsi.sys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nsi.sys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160vpp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160vpwp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a%i%p1%dR%p2%d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160vt100an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160vt100p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160vt100wan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160vt100wp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160vt200an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160vt200p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160vt200wan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160vt200wp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160vt300an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160vt300p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160vt300wan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160vt300wp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160wy50+p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160wy50+wp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a%i%p1%dR%p2%d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160wy60p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160wy60wp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a%i%p1%dR%p2%d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260inta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260intpp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260intwa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260intwpp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260vpp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260vpwp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a%i%p1%dR%p2%d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260vt100an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260vt100p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260vt100wan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260vt100wp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260vt200an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260vt200p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260vt200wan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260vt200wp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260vt300an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260vt300p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260vt300wan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260wy325p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260wy325wp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$'\Ea%i%p1%dR%p2%d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260wy350p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260wy350wp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$'\Ea%i%p1%dR%p2%d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260wy50+p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260wy50+wp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a%i%p1%dR%p2%d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260wy60p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260wy60wp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a%i%p1%dR%p2%d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7900i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1%p2%c%p1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7900iv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v%p1%\'@\'%+%c\E\005%p2%02d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7901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vt100an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rvt100wan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sa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sa-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sa-m-n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sa-ns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sa-vt22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dr9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dr9500-2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dr9500-25-m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dr9500-25-mc-nl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dr9500-25-nl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dr9500-m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dr9500-mc-nl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dr9500-nl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c5520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bsd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h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$'\E&amp;dF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hpkeyboard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s-2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s-29-eu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s-29-sji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s-33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s-33-eu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s-33-sji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s-4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s-42-eu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s-42-sji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s-old-unk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s-unk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s28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s2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shell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thstar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sterm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3%p1%d%e%p1%{16}%&lt;%t9%p1%{8}%-%d%e38;5;%p1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sterm+7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sterm+ac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sterm+c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$'\E[%?%p1%{8}%&lt;%t%p1%{30}%+%e%p1%\'R\'%+%;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sterm+c4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sterm+ma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sterm+s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sterm-16colo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%p1%{30}%+%e%p1%\'R\'%+%;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sterm-256color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3%p1%d%e%p1%{16}%&lt;%t9%p1%{8}%-%d%e38;5;%p1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sterm-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sterm-7-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%p1%{30}%+%e%p1%\'R\'%+%;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sterm-acs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sterm-bc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%p1%{30}%+%e%p1%\'R\'%+%;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sterm-build326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3%p1%d%e%p1%{16}%&lt;%t9%p1%{8}%-%d%e38;5;%p1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sterm-build343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3%p1%d%e%p1%{16}%&lt;%t9%p1%{8}%-%d%e38;5;%p1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sterm-build361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3%p1%d%e%p1%{16}%&lt;%t9%p1%{8}%-%d%e38;5;%p1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sterm-build400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3%p1%d%e%p1%{16}%&lt;%t9%p1%{8}%-%d%e38;5;%p1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sterm-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%p1%{30}%+%e%p1%\'R\'%+%;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sterm-c-ac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%p1%{30}%+%e%p1%\'R\'%+%;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sterm-c-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%p1%{30}%+%e%p1%\'R\'%+%;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sterm-c-s-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%p1%{30}%+%e%p1%\'R\'%+%;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sterm-c-s-ac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%p1%{30}%+%e%p1%\'R\'%+%;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sterm-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sterm-m-7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sterm-m-ac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sterm-m-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sterm-m-s-7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sterm-m-s-ac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sterm-ol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sterm-s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sterm-s-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sterm-s-acs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wp511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wp51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wp512-a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wp512-o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wp513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wp513-a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wp513-o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wp517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wp517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blit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2%\' \'%+%c%p1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1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a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fcon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233%i%p1%d;%p2%dH'</text:p>
          </table:table-cell>
          <table:table-cell office:value-type="string" calcext:value-type="string">
            <text:p>$'\233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ldpc3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$'\E[=15F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ldsun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ron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ennt-10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ennt-100-nti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ennt-3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ennt-35-nti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ennt-35-w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ennt-5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ennt-50-nti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ennt-50-w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ennt-6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ennt-60-nti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ennt-60-w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ennt-w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ennt-w-v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us3n1+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a%i%p1%dR%p2%d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igpc3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2d;%p2%2dH'</text:p>
          </table:table-cell>
          <table:table-cell office:value-type="string" calcext:value-type="string">
            <text:p>$'\E[7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sborne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sborne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sexe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ek4112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ek411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wl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X%p1%\' \'%+%c\EY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1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8gl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-coherent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-minix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-venix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6300plu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2d;%p2%2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ansi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ansi-2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ansi-25-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ansi-3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ansi-33-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ansi-4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ansi-43-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ansi-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co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con+base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con+colors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con+keys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con+sgr+acs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con+sgr+acs0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con-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con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con0-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con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ix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2d;%p2%2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kermit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kermit12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m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lot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vt2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vt25-colo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vt25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vt28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vt28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vt3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vt35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vt4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vt40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vt43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vt43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vt5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vt50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vtXX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1251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X%p1%\' \'%+%c\EY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7000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S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7000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S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lot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m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mcons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sm1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sm12-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sm12-m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sm12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sm14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sm14-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sm14-m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sm14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sm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v%p1%\' \'%+%c\020%p2%{10}%/%{16}%*%p2%{10}%m%+%Pc%?%{17}%gc%=%{19}%gc%=%|%gc%!%|%t%{1}%gc%+%c%{8}%e%gc%;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sm4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v%p1%\' \'%+%c\020%p2%{10}%/%{16}%*%p2%{10}%m%+%Pc%?%{17}%gc%=%{19}%gc%=%|%gc%!%|%t%{1}%gc%+%c%{8}%e%gc%;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sm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v%p1%\' \'%+%c\020%p2%{10}%/%{16}%*%p2%{10}%m%+%Pc%?%{17}%gc%=%{19}%gc%=%|%gc%!%|%t%{1}%gc%+%c%{8}%e%gc%;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sm7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sm8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sm8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sm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sm9-8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sm9-8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sm9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35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3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ter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%p1%d;%p2%d;'</text:p>
          </table:table-cell>
          <table:table-cell office:value-type="string" calcext:value-type="string">
            <text:p>$'\EOd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term-80x24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%p1%d;%p2%d;'</text:p>
          </table:table-cell>
          <table:table-cell office:value-type="string" calcext:value-type="string">
            <text:p>$'\EOd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term-90x28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%p1%d;%p2%d;'</text:p>
          </table:table-cell>
          <table:table-cell office:value-type="string" calcext:value-type="string">
            <text:p>$'\EOd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term-96x48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%p1%d;%p2%d;'</text:p>
          </table:table-cell>
          <table:table-cell office:value-type="string" calcext:value-type="string">
            <text:p>$'\EOd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term-fast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04%p1%d;%p2%d;'</text:p>
          </table:table-cell>
          <table:table-cell office:value-type="string" calcext:value-type="string">
            <text:p>$'\017d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t1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0%p1%\'!\'%+%c%p2%\'!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t100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t210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t25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0%p1%\'!\'%+%c%p2%\'!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t250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ty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G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tty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tty+fnkeys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tty+fnkeys+esc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tty+fnkeys+linux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tty+fnkeys+sco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tty+fnkeys+vt100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tty+fnkeys+vt400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tty+fnkeys+xterm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tty-256color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3%p1%d%e%p1%{16}%&lt;%t9%p1%{8}%-%d%e38;5;%p1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tty-m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tty-m1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33m'</text:p>
          </table:table-cell>
          <table:table-cell office:value-type="string" calcext:value-type="string">
            <text:p>$'\001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tty-m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33m'</text:p>
          </table:table-cell>
          <table:table-cell office:value-type="string" calcext:value-type="string">
            <text:p>$'\001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tty-noapp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tty-sco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tty-vt10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ansi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ansi-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ansi-m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ansi-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ansi-w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ds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c%p2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nx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Y%p1%\' \'%+%c%p2%\' \'%+%c'</text:p>
          </table:table-cell>
          <table:table-cell office:value-type="string" calcext:value-type="string">
            <text:p>$'\E&lt;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nxm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Y%p1%\' \'%+%c%p2%\' \'%+%c'</text:p>
          </table:table-cell>
          <table:table-cell office:value-type="string" calcext:value-type="string">
            <text:p>$'\E&lt;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nx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Y%p1%\' \'%+%c%p2%\' \'%+%c'</text:p>
          </table:table-cell>
          <table:table-cell office:value-type="string" calcext:value-type="string">
            <text:p>$'\E&lt;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nxt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Y%p1%\' \'%+%c%p2%\' \'%+%c'</text:p>
          </table:table-cell>
          <table:table-cell office:value-type="string" calcext:value-type="string">
            <text:p>$'\E&lt;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nxtmono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office:value-type="string" calcext:value-type="string">
            <text:p>$'\E&lt;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nxw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Y%p1%\' \'%+%c%p2%\' \'%+%c'</text:p>
          </table:table-cell>
          <table:table-cell office:value-type="string" calcext:value-type="string">
            <text:p>$'\E&lt;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me5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vt101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vt101+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vt10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vt103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vt103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vt119+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vt119+-2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vt119+-25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vt119+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vt203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vt203-2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vt203-25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vt203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bcom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37%p2%\' \'%+%c%p1%\' \'%+%c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bcomm-na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37%p2%\' \'%+%c%p1%\' \'%+%c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bcomm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37%p2%\' \'%+%c%p1%\' \'%+%c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ca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con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cons-colo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ent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ent1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v%p1%\' \'%+%c\020%p2%{10}%/%{16}%*%p2%{10}%m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ent2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ent2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ent4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ent40+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ent6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6221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6221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p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office:value-type="string" calcext:value-type="string">
            <text:p>$'\EZ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vt+pcfkeys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vt-16colo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%p1%{30}%+%e%p1%\'R\'%+%;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vt-256color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3%p1%d%e%p1%{16}%&lt;%t9%p1%{8}%-%d%e38;5;%p1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vt-88color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3%p1%d%e%p1%{16}%&lt;%t9%p1%{8}%-%d%e38;5;%p1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vt-basi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vt-colo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vt-cygw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vt-cygwin-nativ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vt-unicode-256color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8;5;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vt-xpm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1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F%p2%03d%p1%03d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F%p2%03d%p1%03d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i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F%p2%03d%p1%03d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nset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oansi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oansi-new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oansi-ol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+fkeys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+italics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-16colo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%p1%{30}%+%e%p1%\'R\'%+%;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-16color-bc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%p1%{30}%+%e%p1%\'R\'%+%;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-16color-bce-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%p1%{30}%+%e%p1%\'R\'%+%;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-16color-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%p1%{30}%+%e%p1%\'R\'%+%;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-256color-bce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3%p1%d%e%p1%{16}%&lt;%t9%p1%{8}%-%d%e38;5;%p1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-256color-bce-s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3%p1%d%e%p1%{16}%&lt;%t9%p1%{8}%-%d%e38;5;%p1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-256color-s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3%p1%d%e%p1%{16}%&lt;%t9%p1%{8}%-%d%e38;5;%p1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-bc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-bce.Eterm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-bce.gnom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-bce.konsol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-bce.linux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-bce.mrxv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-bce.rxv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-bce.xterm-new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-s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-w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.Eterm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.gnom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.konsol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.konsole-256color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3%p1%d%e%p1%{16}%&lt;%t9%p1%{8}%-%d%e38;5;%p1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.linux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.linux-m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.linux-m1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.linux-m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.minitel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.minitel1-n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.minitel1b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.minitel1b-8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.minitel1b-n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.mlterm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.mlterm-256color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3%p1%d%e%p1%{16}%&lt;%t9%p1%{8}%-%d%e38;5;%p1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.mrxv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.putty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.putty-256color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3%p1%d%e%p1%{16}%&lt;%t9%p1%{8}%-%d%e38;5;%p1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.putty-m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.putty-m1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.putty-m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.rxv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.teraterm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.vt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.vte-256color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3%p1%d%e%p1%{16}%&lt;%t9%p1%{8}%-%d%e38;5;%p1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.xterm-256color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3%p1%d%e%p1%{16}%&lt;%t9%p1%{8}%-%d%e38;5;%p1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.xterm-r6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.xterm-xfree8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3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wpoint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h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&amp;a%p1%dy%p2%dC'</text:p>
          </table:table-cell>
          <table:table-cell office:value-type="string" calcext:value-type="string">
            <text:p>$'\E&amp;dF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bo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mpleterm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mter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roc12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roc14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-0.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-0.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-16colo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%p1%{30}%+%e%p1%\'R\'%+%;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-256color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3%p1%d%e%p1%{16}%&lt;%t9%p1%{8}%-%d%e38;5;%p1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-direct</text:p>
          </table:table-cell>
          <table:table-cell office:value-type="string" calcext:value-type="string">
            <text:p>1677721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3%p1%d%e38;2;%p1%{65536}%/%d;%p1%{256}%/%{255}%&amp;%d;%p1%{255}%&amp;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5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52-colo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$'\EY%p1%\' \'%+%c%p2%\' \'%+%c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$'\Eb%?%p1%{0}%=%t1%e%p1%{1}%=%t2%e%p1%{2}%=%t3%e%p1%{3}%=%t&gt;%e%p1%{4}%=%t4%e%p1%{5}%=%t7%e%p1%{6}%=%t5%e%p1%{7}%=%t0%e%p1%{8}%=%t8%e%p1%{9}%=%t9%e%p1%{10}%=%t:%e%p1%{11}%=%t;%e%p1%{12}%=%t&lt;%e%p1%{13}%=%t=%e%p1%{14}%=%t6%e?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52-old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v5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office:value-type="string" calcext:value-type="string">
            <text:p>$'\EyA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v52p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office:value-type="string" calcext:value-type="string">
            <text:p>$'\EyA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n+sl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n-1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n-1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n-17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n-24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n-34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n-48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n-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n-cgsix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n-colo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n-e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n-e-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n-il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n-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n-type4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perbee-xs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F%p2%3d%p1%3d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perbeei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F%p2%3d%p1%3d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perbrain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t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v%p2%c%p1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ynertek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1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1061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1061f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16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%i\E[%p1%d;%p2%df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3700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38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b13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b132-rv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b132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b132-w-rv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ndem651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ndem653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23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k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k4013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k4014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k4014-sm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k4015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k4015-sm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k4023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34%p2%\' \'%+%c%p1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k4024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k4025-17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k4025-17-ws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k4025-cr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37jum%i%p1%d,%p2%d;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k4025-ex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k4025a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k4025ex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k410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2d;%p2%2dH'</text:p>
          </table:table-cell>
          <table:table-cell office:value-type="string" calcext:value-type="string">
            <text:p>$'\E[=7;&lt;4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k4105-3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k4105a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k4106brl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k4107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office:value-type="string" calcext:value-type="string">
            <text:p>$'\E%!1\E[1m\E%!0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k411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k4112-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k4112-nd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k4113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k4113-34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k4113-nd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k411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k412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k420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=7;&lt;4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k4207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k4207-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office:value-type="string" calcext:value-type="string">
            <text:p>$'\E%!1\E[1m\E%!0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k4404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ke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letec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raterm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raterm-256color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3%p1%d%e%p1%{16}%&lt;%t9%p1%{8}%-%d%e38;5;%p1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raterm2.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raterm4.5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raterm4.9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rminator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8;5;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rminet1200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rminology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3%p1%d%e%p1%{16}%&lt;%t9%p1%{8}%-%d%e38;5;%p1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rminology-0.6.1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3%p1%d%e%p1%{16}%&lt;%t9%p1%{8}%-%d%e38;5;%p1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rminology-1.0.0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3%p1%d%e%p1%{16}%&lt;%t9%p1%{8}%-%d%e38;5;%p1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rmite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3%p1%d%e%p1%{16}%&lt;%t9%p1%{8}%-%d%e38;5;%p1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700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916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p1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916-13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p1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916-8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p1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916-8-13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p1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924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%i\E[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924-8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%i\E[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924-8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%i\E[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924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%i\E[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926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%i\E[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926-8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%i\E[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92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928-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931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_ansi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mux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mux-256color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3%p1%d%e%p1%{16}%&lt;%t9%p1%{8}%-%d%e38;5;%p1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s16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s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1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100-ctxt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t505-2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t5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$'\EY%p1%\' \'%+%c%p2%\' \'%+%c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$'\Eb%?%p1%{0}%=%t1%e%p1%{1}%=%t2%e%p1%{2}%=%t3%e%p1%{3}%=%t&gt;%e%p1%{4}%=%t4%e%p1%{5}%=%t7%e%p1%{6}%=%t5%e%p1%{7}%=%t0%e%p1%{8}%=%t8%e%p1%{9}%=%t9%e%p1%{10}%=%t:%e%p1%{11}%=%t;%e%p1%{12}%=%t&lt;%e%p1%{13}%=%t=%e%p1%{14}%=%t6%e?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ty33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ty37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ty40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ty43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803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06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office:value-type="string" calcext:value-type="string">
            <text:p>$'\EG,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1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10+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1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12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12b+2p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12b+dim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12b+mc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12b+printer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12b+vb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12b-2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12b-2p-m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12b-2p-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12b-2p-unk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12b-m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12b-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12b-unk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12b-v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12b-vb-m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12b-vb-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12b-vb-unk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12cc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20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20b+fn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20b-2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20b-2p-m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20b-2p-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20b-2p-unk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20b-m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20b-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20b-unk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20b-v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20b-vb-m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20b-vb-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20b-vb-unk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21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24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2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25-hi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2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2D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5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50-2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50-4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50-rv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50-rv-2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50-rv-4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5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55-h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=5l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55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7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f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70-2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f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970-v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f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ipt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w10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w5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$'\EY%p1%\' \'%+%c%p2%\' \'%+%c'</text:p>
          </table:table-cell>
          <table:table-cell office:value-type="string" calcext:value-type="string">
            <text:p>$'\Eya'</text:p>
          </table:table-cell>
          <table:table-cell office:value-type="string" calcext:value-type="string">
            <text:p>$'\Eb%?%p1%{0}%=%t?%e%p1%{7}%=%t0%e%p1%{15}%=%t7%e%p1%\'0\'%+%c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w52-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office:value-type="string" calcext:value-type="string">
            <text:p>$'\Eya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ws-generi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f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ws2102-sna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f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ws2103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f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ws2103-sna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f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ter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ts3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w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322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541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nilla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c303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c303a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c404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20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c404-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20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c414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\021%p2%c%p1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c41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20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sater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2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200-f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200-rv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3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300-old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5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50ad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5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55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603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ewdata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36%?%p1%{07}%&gt;%t\n\n\n\n\n\n\n\n%;%?%p1%{15}%&gt;%t\n\n\n\n\n\n\n\n%;%?%p1%{4}%&amp;%t\n\n\n\n%;%?%p1%{2}%&amp;%t\n\n%;%?%p1%{1}%&amp;%t\n%;%?%p2%{07}%&gt;%t\t\t\t\t\t\t\t\t%;%?%p2%{15}%&gt;%t\t\t\t\t\t\t\t\t%;%?%p2%{23}%&gt;%t\t\t\t\t\t\t\t\t%;%?%p2%{31}%&gt;%t\t\t\t\t\t\t\t\t%;%?%p2%{4}%&amp;%t\t\t\t\t%;%?%p2%{2}%&amp;%t\t\t%;%?%p2%{1}%&amp;%t\t%;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ewdata-o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36%p1%?%p2%{20}%&gt;%t%?%p1%{23}%=%t%Pa%{1}%e%{1}%+%;%;%Pa%?%ga%{13}%&lt;%t%?%ga%{07}%&gt;%t\n\n\n\n\n\n\n\n%;%?%ga%{4}%&amp;%t\n\n\n\n%;%?%ga%{2}%&amp;%t\n\n%;%?%ga%{1}%&amp;%t\n%;%e%{24}%ga%-%Pa%?%ga%{07}%&gt;%t\v\v\v\v\v\v\v\v%;%?%ga%{4}%&amp;%t\v\v\v\v%;%?%ga%{2}%&amp;%t\v\v%;%?%ga%{1}%&amp;%t\v%;%;%?%p2%{21}%&lt;%t%?%p2%{07}%&gt;%t\t\t\t\t\t\t\t\t%;%?%p2%{15}%&gt;%t\t\t\t\t\t\t\t\t%;%?%p2%{4}%&amp;%t\t\t\t\t%;%?%p2%{2}%&amp;%t\t\t%;%?%p2%{1}%&amp;%t\t%;%e%\'(\'%p2%-%Pa%?%ga%{07}%&gt;%t\b\b\b\b\b\b\b\b%;%?%ga%{15}%&gt;%t\b\b\b\b\b\b\b\b%;%?%ga%{4}%&amp;%t\b\b\b\b%;%?%ga%{2}%&amp;%t\b\b%;%?%ga%{1}%&amp;%t\b%;%?%p1%{23}%=%t\v%;%;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ewdata-rv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36%p1%?%p2%{20}%&gt;%t%?%p1%{23}%=%t%Pa%{1}%e%{1}%+%;%;%Pa%?%ga%{13}%&lt;%t%?%ga%{07}%&gt;%t\n\n\n\n\n\n\n\n%;%?%ga%{4}%&amp;%t\n\n\n\n%;%?%ga%{2}%&amp;%t\n\n%;%?%ga%{1}%&amp;%t\n%;%e%{24}%ga%-%Pa%?%ga%{07}%&gt;%t\v\v\v\v\v\v\v\v%;%?%ga%{4}%&amp;%t\v\v\v\v%;%?%ga%{2}%&amp;%t\v\v%;%?%ga%{1}%&amp;%t\v%;%;%?%p2%{21}%&lt;%t%?%p2%{07}%&gt;%t\t\t\t\t\t\t\t\t%;%?%p2%{15}%&gt;%t\t\t\t\t\t\t\t\t%;%?%p2%{4}%&amp;%t\t\t\t\t%;%?%p2%{2}%&amp;%t\t\t%;%?%p2%{1}%&amp;%t\t%;%e%\'(\'%p2%-%Pa%?%ga%{07}%&gt;%t\b\b\b\b\b\b\b\b%;%?%ga%{15}%&gt;%t\b\b\b\b\b\b\b\b%;%?%ga%{4}%&amp;%t\b\b\b\b%;%?%ga%{2}%&amp;%t\b\b%;%?%ga%{1}%&amp;%t\b%;%?%p1%{23}%=%t\v%;%;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ewpoint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03d%p2%03df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p-H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03d%p2%03df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p-H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03d%p2%03df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p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03d%p2%03df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sa5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p3a+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p6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p9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emote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G%p2%c%p1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s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100+4bsd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100+enq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100+fnkeys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100+keypad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100+pfkeys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100-nav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100-nav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100-putty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100-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{1}%+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100-s-bot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100-v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100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100-w-na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100na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102+enq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102-nsgr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102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12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131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13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200-j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220+keypad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220-8bit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233%i%p1%d;%p2%dH'</text:p>
          </table:table-cell>
          <table:table-cell office:value-type="string" calcext:value-type="string">
            <text:p>$'\233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220-na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220-old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220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220d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32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320-k3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320-k311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320-na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320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320-w-na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320na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34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4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42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420f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420p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420pcdo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50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50h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51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510p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510pcdo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52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520ansi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52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61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e+pcfkeys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e-200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e-200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e-201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e-201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e-201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e-256color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3%p1%d%e%p1%{16}%&lt;%t9%p1%{8}%-%d%e38;5;%p1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te-direct</text:p>
          </table:table-cell>
          <table:table-cell office:value-type="string" calcext:value-type="string">
            <text:p>1677721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3%p1%d%e38;2;%p1%{65536}%/%d;%p1%{256}%/%{255}%&amp;%d;%p1%{255}%&amp;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wmterm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siri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svt2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svt25m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1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100q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12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120-2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120-25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a%i%p1%dR%p2%d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120-v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120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a%i%p1%dR%p2%d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120-w-v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a%i%p1%dR%p2%d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16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160-2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160-25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a%i%p1%dR%p2%d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160-4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160-42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a%i%p1%dR%p2%d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160-43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160-43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a%i%p1%dR%p2%d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160-tek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35%{3103}%\'[\'%p1%*%-%Py%p2%\'7\'%*%Px%gy%{128}%/%{31}%&amp;%\' \'%+%c%gy%{3}%&amp;%{4}%*%gx%{3}%&amp;%+%\'`\'%+%c%gy%{004}%/%{31}%&amp;%\'`\'%+%c%gx%{128}%/%{31}%&amp;%\' \'%+%c%gx%{004}%/%{31}%&amp;%\'@\'%+%c\037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160-v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160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a%i%p1%dR%p2%d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160-w-v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a%i%p1%dR%p2%d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18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185-24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185-v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185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185-wv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3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30-m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30-v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32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325-2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325-25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a%i%p1%dR%p2%d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325-4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325-42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a%i%p1%dR%p2%d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325-42w-v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a%i%p1%dR%p2%d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325-43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325-43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a%i%p1%dR%p2%d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325-43w-v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a%i%p1%dR%p2%d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325-v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325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a%i%p1%dR%p2%d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325-w-v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a%i%p1%dR%p2%d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35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350-vb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350-w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a%i%p1%dR%p2%d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350-wvb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a%i%p1%dR%p2%d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37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370-105k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370-EPC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370-nk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370-rv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370-tek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35%{775}%\'l\'%p1%*%{5}%/%-%Py%p2%\'@\'%*%{4}%+%{5}%/%Px%gy%\' \'%/%{31}%&amp;%\' \'%+%c%gy%{31}%&amp;%\'`\'%+%c%gx%\' \'%/%{31}%&amp;%\' \'%+%c%gx%{31}%&amp;%\'@\'%+%c\037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370-vb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370-w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370-wvb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5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50-m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50-v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50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a%i%p1%dR%p2%d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50-wv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a%i%p1%dR%p2%d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52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520-24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520-36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520-36p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520-36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520-36wp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520-48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520-48p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520-48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520-48wp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520-ep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520-epc-24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520-epc-v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520-epc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520-epc-wv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520-v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520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520-wv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6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60-2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60-25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a%i%p1%dR%p2%d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60-4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60-42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a%i%p1%dR%p2%d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60-43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60-43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a%i%p1%dR%p2%d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60-v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60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a%i%p1%dR%p2%d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60-w-v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a%i%p1%dR%p2%d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7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75-m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75-v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75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75-wv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75a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8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85-8bit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85-v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85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85-wv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99-ansi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99a-ansi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99f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99fa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99gt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99gt-2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99gt-25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a%i%p1%dR%p2%d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99gt-tek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035%{3040}%\'Y\'%p1%*%-%Py%p2%\'7\'%*%Px%gy%{128}%/%{31}%&amp;%\' \'%+%c%gy%{3}%&amp;%{4}%*%gx%{3}%&amp;%+%\'`\'%+%c%gy%{004}%/%{31}%&amp;%\'`\'%+%c%gx%{128}%/%{31}%&amp;%\' \'%+%c%gx%{004}%/%{31}%&amp;%\'@\'%+%c\037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99gt-v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99gt-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a%i%p1%dR%p2%d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99gt-w-v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a%i%p1%dR%p2%d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se-vp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10ter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68k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erox1720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erox82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fc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term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+100x37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+112x37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+128x40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+128x48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+144x48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+160x64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+200x64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+200x75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+256x96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+80x25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+80x30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+90x30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+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35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+basi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+c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+f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35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+f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33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-100x3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-100x37-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-112x3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-112x37-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-128x4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-128x40-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-128x4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-128x48-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-144x4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-144x48-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-160x6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-160x64-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-200x6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-200x64-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-200x7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-200x75-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-256x9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-256x96-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-80x2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-80x25-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-80x3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-80x30-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-90x3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-90x30-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-b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35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-f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35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-f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33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-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-m-b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35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-m-f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35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nuppc-m-f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33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k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+256color</text:p>
          </table:table-cell>
          <table:table-cell office:value-type="string" calcext:value-type="string">
            <text:p>256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$'\E[%?%p1%{8}%&lt;%t3%p1%d%e%p1%{16}%&lt;%t9%p1%{8}%-%d%e38;5;%p1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+256setaf</text:p>
          </table:table-cell>
          <table:table-cell office:value-type="string" calcext:value-type="string">
            <text:p>256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$'\E[%?%p1%{8}%&lt;%t3%p1%d%e%p1%{16}%&lt;%t9%p1%{8}%-%d%e38;5;%p1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+88color</text:p>
          </table:table-cell>
          <table:table-cell office:value-type="string" calcext:value-type="string">
            <text:p>88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$'\E[%?%p1%{8}%&lt;%t3%p1%d%e%p1%{16}%&lt;%t9%p1%{8}%-%d%e38;5;%p1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+alt+title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+alt1049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+app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+direct</text:p>
          </table:table-cell>
          <table:table-cell office:value-type="string" calcext:value-type="string">
            <text:p>16777216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$'\E[%?%p1%{8}%&lt;%t3%p1%d%e38:2::%p1%{65536}%/%d:%p1%{256}%/%{255}%&amp;%d:%p1%{255}%&amp;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+direct2</text:p>
          </table:table-cell>
          <table:table-cell office:value-type="string" calcext:value-type="string">
            <text:p>16777216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$'\E[%?%p1%{8}%&lt;%t3%p1%d%e38:2:%p1%{65536}%/%d:%p1%{256}%/%{255}%&amp;%d:%p1%{255}%&amp;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+edit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+indirect</text:p>
          </table:table-cell>
          <table:table-cell office:value-type="string" calcext:value-type="string">
            <text:p>16777216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$'\E[%?%p1%{8}%&lt;%t3%p1%d%e38;2;%p1%{65536}%/%d;%p1%{256}%/%{255}%&amp;%d;%p1%{255}%&amp;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+kbs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+noalt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+noapp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+pc+edit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+pcc0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+pcc1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+pcc2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+pcc3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+pce2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+pcf0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+pcf2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+pcfkeys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+r6f2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+sl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+sl-twm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+sm+1002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+sm+1003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+sm+1005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+sm+1006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+titlestack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+tmux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+vt+edit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+x10mouse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+x11hilite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+x11mouse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-100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-100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-100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-100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-16colo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%p1%{30}%+%e%p1%\'R\'%+%;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-24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-88color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3%p1%d%e%p1%{16}%&lt;%t9%p1%{8}%-%d%e38;5;%p1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-8bi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233%i%p1%d;%p2%dH'</text:p>
          </table:table-cell>
          <table:table-cell office:value-type="string" calcext:value-type="string">
            <text:p>$'\2331m'</text:p>
          </table:table-cell>
          <table:table-cell office:value-type="string" calcext:value-type="string">
            <text:p>$'\233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-basic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-bold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-direct</text:p>
          </table:table-cell>
          <table:table-cell office:value-type="string" calcext:value-type="string">
            <text:p>1677721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3%p1%d%e38:2::%p1%{65536}%/%d:%p1%{256}%/%{255}%&amp;%d:%p1%{255}%&amp;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-direct2</text:p>
          </table:table-cell>
          <table:table-cell office:value-type="string" calcext:value-type="string">
            <text:p>16777216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%?%p1%{8}%&lt;%t3%p1%d%e38:2:%p1%{65536}%/%d:%p1%{256}%/%{255}%&amp;%d:%p1%{255}%&amp;%d%;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-hp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-new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-nic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-noapp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-old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-pcolor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;43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-r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-r6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-sco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-su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-utf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-vt22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-vt5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-x10mous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-x11hilit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-x11mous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-xf86-v3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-xf86-v3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-xf86-v33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-xf86-v4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-xf86-v4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-xf86-v4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-xfree8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-xi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c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erms-su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$'\E[3%p1%dm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1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100bw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2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29a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2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29a-kc-u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2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29a-nkc-b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2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29a-nkc-uc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2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34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340-nam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39-a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[%i%p1%d;%p2%dH'</text:p>
          </table:table-cell>
          <table:table-cell office:value-type="string" calcext:value-type="string">
            <text:p>$'\E[1m'</text:p>
          </table:table-cell>
          <table:table-cell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n3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n5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=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tx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$'\EY%p1%\' \'%+%c%p2%\' \'%+%c'</text:p>
          </table:table-cell>
          <table:table-cell table:number-columns-repeated="2" office:value-type="string" calcext:value-type="string">
            <text:p>''</text:p>
          </table:table-cell>
          <table:table-cell table:number-columns-repeated="1019"/>
        </table:table-row>
        <table:table-row table:style-name="ro1" table:number-rows-repeated="10468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3T20:51:51.453668619</dc:date>
    <dc:creator>Yu-Jie Lin</dc:creator>
    <meta:editing-duration>PT17M17S</meta:editing-duration>
    <meta:editing-cycles>1</meta:editing-cycles>
    <meta:document-statistic meta:table-count="1" meta:cell-count="8560" meta:object-count="0"/>
    <meta:generator>LibreOffice/5.4.5.1$Linux_X86_64 LibreOffice_project/40m0$Build-1</meta:generator>
  </office:meta>
</office:document-meta>
</file>